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10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able_20_Contents">
      <style:text-properties style:font-name="Arial" fo:font-size="14pt" style:text-underline-style="solid" style:text-underline-type="double" style:text-underline-width="auto" style:text-underline-color="font-color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5pt" fo:font-style="italic" style:text-underline-style="none" fo:font-weight="bold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2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8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9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fo:background-color="#ffffff" style:font-size-asian="14pt" style:font-size-complex="14pt"/>
    </style:style>
    <style:style style:name="P3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1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32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33" style:family="paragraph" style:parent-style-name="Table_20_Contents">
      <style:paragraph-properties fo:background-color="#996600">
        <style:background-image/>
      </style:paragraph-properties>
      <style:text-properties style:font-name="Verdana" fo:font-size="14pt" style:font-size-asian="14pt" style:font-size-complex="14pt"/>
    </style:style>
    <style:style style:name="P34" style:family="paragraph" style:parent-style-name="Table_20_Contents">
      <style:paragraph-properties fo:background-color="#ffff99">
        <style:background-image/>
      </style:paragraph-properties>
      <style:text-properties style:font-name="Verdana" fo:font-size="20pt" style:font-size-asian="20pt" style:font-size-complex="20pt"/>
    </style:style>
    <style:style style:name="P35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4pt" fo:background-color="transparent" style:font-size-asian="14pt" style:font-size-complex="14pt"/>
    </style:style>
    <style:style style:name="P36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37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38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39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40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41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42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43" style:family="paragraph" style:parent-style-name="Table_20_Contents" style:list-style-name="L130">
      <style:text-properties style:font-name="Verdana" fo:font-size="14pt" style:font-size-asian="14pt" style:font-size-complex="14pt"/>
    </style:style>
    <style:style style:name="P44" style:family="paragraph" style:parent-style-name="Table_20_Contents" style:list-style-name="L131">
      <style:text-properties style:font-name="Verdana" fo:font-size="14pt" style:font-size-asian="14pt" style:font-size-complex="14pt"/>
    </style:style>
    <style:style style:name="P45" style:family="paragraph" style:parent-style-name="Table_20_Contents" style:list-style-name="L132">
      <style:text-properties style:font-name="Verdana" fo:font-size="14pt" style:font-size-asian="14pt" style:font-size-complex="14pt"/>
    </style:style>
    <style:style style:name="P46" style:family="paragraph" style:parent-style-name="Table_20_Contents" style:list-style-name="L133">
      <style:text-properties style:font-name="Verdana" fo:font-size="14pt" style:font-size-asian="14pt" style:font-size-complex="14pt"/>
    </style:style>
    <style:style style:name="P47" style:family="paragraph" style:parent-style-name="Table_20_Contents" style:list-style-name="L130">
      <style:text-properties style:font-name="Verdana" fo:font-size="14pt" fo:background-color="#996600" style:font-size-asian="14pt" style:font-size-complex="14pt"/>
    </style:style>
    <style:style style:name="P48" style:family="paragraph" style:parent-style-name="Text_20_body" style:list-style-name="L129">
      <style:paragraph-properties fo:line-height="150%"/>
      <style:text-properties style:font-name="Arial" style:font-name-asian="Arial"/>
    </style:style>
    <style:style style:name="P49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5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33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5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6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7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8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9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0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1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2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3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4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5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6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7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8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9" style:family="paragraph" style:parent-style-name="Text_20_body" style:list-style-name="L1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0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1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2" style:family="paragraph" style:parent-style-name="Text_20_body" style:list-style-name="L1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3" style:family="paragraph" style:parent-style-name="Text_20_body" style:list-style-name="L1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4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5" style:family="paragraph" style:parent-style-name="Text_20_body" style:list-style-name="L1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6" style:family="paragraph" style:parent-style-name="Text_20_body" style:list-style-name="L1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7" style:family="paragraph" style:parent-style-name="Text_20_body" style:list-style-name="L1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8" style:family="paragraph" style:parent-style-name="Text_20_body" style:list-style-name="L1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9" style:family="paragraph" style:parent-style-name="Text_20_body" style:list-style-name="L1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0" style:family="paragraph" style:parent-style-name="Text_20_body" style:list-style-name="L1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1" style:family="paragraph" style:parent-style-name="Text_20_body" style:list-style-name="L1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2" style:family="paragraph" style:parent-style-name="Text_20_body" style:list-style-name="L1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3" style:family="paragraph" style:parent-style-name="Text_20_body" style:list-style-name="L1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4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5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6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7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8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9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0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1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2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3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4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5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6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7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8" style:family="paragraph" style:parent-style-name="Text_20_body" style:list-style-name="L1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9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0" style:family="paragraph" style:parent-style-name="Text_20_body" style:list-style-name="L1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1" style:family="paragraph" style:parent-style-name="Text_20_body" style:list-style-name="L1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2" style:family="paragraph" style:parent-style-name="Text_20_body" style:list-style-name="L1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3" style:family="paragraph" style:parent-style-name="Text_20_body" style:list-style-name="L1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4" style:family="paragraph" style:parent-style-name="Text_20_body" style:list-style-name="L1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5" style:family="paragraph" style:parent-style-name="Text_20_body" style:list-style-name="L1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96" style:family="paragraph" style:parent-style-name="Text_20_body" style:list-style-name="L1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9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98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99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200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201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202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203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6600ff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4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5" style:family="paragraph" style:parent-style-name="Text_20_body" style:list-style-name="L11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6" style:family="paragraph" style:parent-style-name="Text_20_body" style:list-style-name="L12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7" style:family="paragraph" style:parent-style-name="Text_20_body" style:list-style-name="L12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8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9" style:family="paragraph" style:parent-style-name="Text_20_body" style:list-style-name="L11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0" style:family="paragraph" style:parent-style-name="Text_20_body" style:list-style-name="L12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1" style:family="paragraph" style:parent-style-name="Text_20_body" style:list-style-name="L12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213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214" style:family="paragraph" style:parent-style-name="Text_20_body" style:list-style-name="L87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215" style:family="paragraph" style:parent-style-name="Text_20_body" style:list-style-name="L89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216" style:family="paragraph" style:parent-style-name="Text_20_body" style:list-style-name="L93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217" style:family="paragraph" style:parent-style-name="Text_20_body" style:list-style-name="L95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218" style:family="paragraph" style:parent-style-name="Text_20_body" style:list-style-name="L97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219" style:family="paragraph" style:parent-style-name="Text_20_body" style:list-style-name="L88">
      <style:paragraph-properties fo:margin-top="0cm" fo:margin-bottom="0cm" fo:line-height="150%" style:writing-mode="lr-tb"/>
      <style:text-properties fo:color="#000000" style:font-name="Arial" fo:font-size="14pt" fo:font-style="normal" style:font-name-asian="Arial" style:font-size-asian="14pt" style:font-size-complex="14pt"/>
    </style:style>
    <style:style style:name="P220" style:family="paragraph" style:parent-style-name="Text_20_body" style:list-style-name="L89">
      <style:paragraph-properties fo:margin-top="0cm" fo:margin-bottom="0cm" fo:line-height="150%" style:writing-mode="lr-tb"/>
      <style:text-properties fo:color="#000000" style:font-name="Arial" fo:font-size="14pt" fo:font-style="normal" style:font-name-asian="Arial" style:font-size-asian="14pt" style:font-size-complex="14pt"/>
    </style:style>
    <style:style style:name="P221" style:family="paragraph" style:parent-style-name="Text_20_body" style:list-style-name="L90">
      <style:paragraph-properties fo:margin-top="0cm" fo:margin-bottom="0cm" fo:line-height="150%" style:writing-mode="lr-tb"/>
      <style:text-properties fo:color="#557f5f" style:font-name="Consolas" fo:font-size="10pt" style:font-name-asian="Consolas" style:font-size-asian="10pt" style:font-name-complex="Consolas" style:font-size-complex="10pt"/>
    </style:style>
    <style:style style:name="P222" style:family="paragraph" style:parent-style-name="Text_20_body" style:list-style-name="L91">
      <style:paragraph-properties fo:margin-top="0cm" fo:margin-bottom="0cm" fo:line-height="150%" style:writing-mode="lr-tb"/>
      <style:text-properties fo:color="#557f5f" style:font-name="Consolas" fo:font-size="10pt" style:font-name-asian="Consolas" style:font-size-asian="10pt" style:font-name-complex="Consolas" style:font-size-complex="10pt"/>
    </style:style>
    <style:style style:name="P223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2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5pt" fo:font-style="italic" style:text-underline-style="none" fo:font-weight="bold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P225" style:family="paragraph" style:parent-style-name="Standard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6" style:family="paragraph" style:parent-style-name="Standard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7" style:family="paragraph" style:parent-style-name="Standard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5pt" fo:font-style="italic" style:text-underline-style="none" fo:font-weight="bold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2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style:text-blinking="false" fo:background-color="transparent"/>
    </style:style>
    <style:style style:name="T15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/>
    </style:style>
    <style:style style:name="T16" style:family="text">
      <style:text-properties fo:font-variant="normal" fo:text-transform="none" style:text-line-through-style="none" style:text-underline-style="none" fo:font-weight="normal" style:text-blinking="false" fo:background-color="transparent"/>
    </style:style>
    <style:style style:name="T17" style:family="text">
      <style:text-properties fo:font-variant="normal" fo:text-transform="none" fo:color="#ff0000" style:text-line-through-style="none" fo:font-size="15pt" fo:font-style="normal" style:text-underline-style="none" fo:font-weight="normal" style:text-blinking="false" fo:background-color="#f4cccc"/>
    </style:style>
    <style:style style:name="T18" style:family="text">
      <style:text-properties fo:font-variant="normal" fo:text-transform="none" fo:color="#ff0000" style:text-line-through-style="none" fo:font-size="15pt" style:text-underline-style="none" fo:font-weight="normal" style:text-blinking="false" fo:background-color="#f4cccc"/>
    </style:style>
    <style:style style:name="T19" style:family="text"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T20" style:family="text">
      <style:text-properties fo:font-variant="normal" fo:text-transform="none" fo:color="#3f55b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font-size="15pt" fo:background-color="#ccff66" style:font-size-asian="15pt" style:font-size-complex="15pt"/>
    </style:style>
    <style:style style:name="T23" style:family="text">
      <style:text-properties fo:font-size="15pt" fo:background-color="#ccff66" style:font-size-asian="15pt" style:font-weight-asian="normal" style:font-size-complex="15pt" style:font-weight-complex="normal"/>
    </style:style>
    <style:style style:name="T24" style:family="text">
      <style:text-properties style:text-line-through-style="none" style:text-underline-style="none" style:text-blinking="false" fo:background-color="transparent"/>
    </style:style>
    <style:style style:name="T25" style:family="text">
      <style:text-properties style:language-asian="ja" style:country-asian="JP"/>
    </style:style>
    <style:style style:name="T26" style:family="text">
      <style:text-properties fo:background-color="#33ff99"/>
    </style:style>
    <style:style style:name="T27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8" style:family="text">
      <style:text-properties style:text-position="super 58%"/>
    </style:style>
    <style:style style:name="T29" style:family="text">
      <style:text-properties style:font-name="Verdana"/>
    </style:style>
    <style:style style:name="T30" style:family="text">
      <style:text-properties fo:color="#9966cc"/>
    </style:style>
    <style:style style:name="T31" style:family="text">
      <style:text-properties fo:color="#557f5f" style:font-name="Consolas" fo:font-size="10pt" style:font-name-asian="Consolas" style:font-size-asian="10pt" style:font-name-complex="Consolas" style:font-size-complex="10pt"/>
    </style:style>
    <style:style style:name="T32" style:family="text">
      <style:text-properties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33" style:family="text">
      <style:text-properties fo:color="#0000c0"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34" style:family="text">
      <style:text-properties fo:color="#3f55bf" style:font-name="Consolas" fo:font-size="10pt" style:font-name-asian="Consolas" style:font-size-asian="10pt" style:font-name-complex="Consolas" style:font-size-complex="10pt"/>
    </style:style>
    <style:style style:name="T35" style:family="text">
      <style:text-properties fo:color="#9933ff"/>
    </style:style>
    <style:style style:name="T36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37" style:family="text">
      <style:text-properties fo:color="#0084d1" fo:font-size="20pt" fo:font-weight="bold" fo:background-color="#ffff00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T38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表4" table:style-name="表4">
        <table:table-column table:style-name="表4.A"/>
        <table:table-row>
          <table:table-cell table:style-name="表4.A1" office:value-type="string">
            <text:p text:style-name="P9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20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4.A2" office:value-type="string">
            <text:p text:style-name="P6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10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<text:soft-page-break/>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32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24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32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9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<text:p text:style-name="P9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<text:p text:style-name="P9"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8"/>
      <text:p text:style-name="P11"><text:span text:style-name="T36">10.2.2_39</text:span>---------------------------------------------------------------------------</text:p>
      <text:p text:style-name="P24">[40] res free# JVEMV6 44#10.2.2_XX / 44. currency / 10. prog-php / 2. tester / 2. <text:s/>tester_1__V2 / 20200708_143227</text:p>
      <text:p text:style-name="P11"/>
      <text:p text:style-name="P9">[do] <text:span text:style-name="T1">#_ </text:span></text:p>
      <text:list xml:id="list3361262265085111175" text:style-name="L125">
        <text:list-item>
          <text:p text:style-name="P169">REVIEW </text:p>
          <text:list>
            <text:list-item>
              <text:p text:style-name="P169"><text:span text:style-name="T1">#_ </text:span>R-1.1 : fix ==&gt; //fix:20200708_144808:f</text:p>
              <text:list>
                <text:list-item>
                  <text:p text:style-name="P169"><text:soft-page-break/>TRACK</text:p>
                  <text:list>
                    <text:list-item>
                      <text:p text:style-name="P169">FxTestController::fx_tester_T_1__Order_Buy__V2__While_Loop</text:p>
                    </text:list-item>
                    <text:list-item>
                      <text:p text:style-name="P169">FxTestController::fx_tester_T_1__Order_Buy__V2__For_Loop</text:p>
                    </text:list-item>
                    <text:list-item>
                      <text:p text:style-name="P169">LibEaTester::init_Pos()</text:p>
                      <text:list>
                        <text:list-item>
                          <text:p text:style-name="P169">//mark:20200708_145104:m</text:p>
                        </text:list-item>
                      </text:list>
                    </text:list-item>
                    <text:list-item>
                      <text:p text:style-name="P169">LibEaTester_2::set_Vals_To_Pos__First_Occasion</text:p>
                      <text:list>
                        <text:list-item>
                          <text:p text:style-name="P169">//mark:20200708_145301:m</text:p>
                        </text:list-item>
                        <text:list-item>
                          <text:p text:style-name="P169">param ==&gt; , $_val_TP, $_val_SL, $_val_SPREA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9"><text:span text:style-name="T1">#_ </text:span>R-1.2 : add param ==&gt; </text:p>
              <text:list>
                <text:list-item>
                  <text:list>
                    <text:list-item>
                      <text:p text:style-name="P169">FxTestController::fx_tester_T_1__Order_Buy__V2__For_Loop</text:p>
                    </text:list-item>
                    <text:list-item>
                      <text:p text:style-name="P169">FxTestController::fx_tester_T_1__Order_Buy__V2__While_Loop</text:p>
                    </text:list-item>
                  </text:list>
                </text:list-item>
                <text:list-item>
                  <text:p text:style-name="P169">CODE : FxTestController::fx_tester_T_1__Order_Buy__V2__For_Loop</text:p>
                  <text:list>
                    <text:list-item>
                      <text:p text:style-name="P169">$_lo_Params_For_Pos</text:p>
                      <text:list>
                        <text:list-item>
                          <text:p text:style-name="P169"><text:span text:style-name="T1">#_ </text:span>//code:20200708_145853:c ==&gt; unpack</text:p>
                        </text:list-item>
                        <text:list-item>
                          <text:p text:style-name="P169">//mark:20200708_145301:m ==&gt; caller line</text:p>
                        </text:list-item>
                      </text:list>
                    </text:list-item>
                  </text:list>
                </text:list-item>
                <text:list-item>
                  <text:p text:style-name="P169">CODE : caller line</text:p>
                  <text:list>
                    <text:list-item>
                      <text:p text:style-name="P169">//coding:20200603_162557</text:p>
                    </text:list-item>
                  </text:list>
                </text:list-item>
                <text:list-item>
                  <text:p text:style-name="P169"><text:span text:style-name="T1">#_ </text:span>TEST ==&gt; OK </text:p>
                </text:list-item>
              </text:list>
            </text:list-item>
            <text:list-item>
              <text:p text:style-name="P169">R-1.3 : add param ==&gt; </text:p>
              <text:list>
                <text:list-item>
                  <text:list>
                    <text:list-item>
                      <text:p text:style-name="P169">FxTestController::fx_tester_T_1__Order_Buy__V2__While_Loop</text:p>
                    </text:list-item>
                  </text:list>
                </text:list-item>
                <text:list-item>
                  <text:p text:style-name="P169">CODE</text:p>
                  <text:list>
                    <text:list-item>
                      <text:p text:style-name="P169"><text:span text:style-name="T1">#_ </text:span>calling line : //coding:20200603_162557</text:p>
                    </text:list-item>
                    <text:list-item>
                      <text:p text:style-name="P169"><text:span text:style-name="T1">#_ </text:span>add param to func : //code:20200708_150858:c</text:p>
                    </text:list-item>
                    <text:list-item>
                      <text:p text:style-name="P169"><text:span text:style-name="T1">#_ </text:span>unpack : //code:20200708_151035:c</text:p>
                    </text:list-item>
                    <text:list-item>
                      <text:p text:style-name="P169"><text:span text:style-name="T1">#_ </text:span>calling line : for-loop : //coding:20200603_162557</text:p>
                    </text:list-item>
                    <text:list-item>
                      <text:p text:style-name="P169"><text:soft-page-break/><text:span text:style-name="T1">#_ </text:span>calling line : while-loop : //code:20200708_151241:c</text:p>
                    </text:list-item>
                  </text:list>
                </text:list-item>
                <text:list-item>
                  <text:p text:style-name="P169">TEST ==&gt; OK </text:p>
                </text:list-item>
              </text:list>
            </text:list-item>
            <text:list-item>
              <text:p text:style-name="P169">R-1.4 : wri<text:span text:style-name="T25">te list of $pos ==&gt; use Params</text:span></text:p>
              <text:list>
                <text:list-item>
                  <text:p text:style-name="P169"><text:span text:style-name="T25">CODE</text:span></text:p>
                  <text:list>
                    <text:list-item>
                      <text:p text:style-name="P169"><text:span text:style-name="T25">caller line : //code:20200708_151919:c</text:span></text:p>
                    </text:list-item>
                    <text:list-item>
                      <text:p text:style-name="P169"><text:span text:style-name="T25">$this-&gt;fx_tester_T_1__Order_Buy__V2__Write_List_Of_Pos</text:span></text:p>
                      <text:list>
                        <text:list-item>
                          <text:list>
                            <text:list-item>
                              <text:p text:style-name="P169"><text:span text:style-name="T25">==&gt; add param</text:span></text:p>
                            </text:list-item>
                          </text:list>
                        </text:list-item>
                        <text:list-item>
                          <text:p text:style-name="P169"><text:span text:style-name="T2">#_ </text:span><text:span text:style-name="T25">caller line</text:span></text:p>
                        </text:list-item>
                        <text:list-item>
                          <text:p text:style-name="P169"><text:span text:style-name="T2">#_ </text:span><text:span text:style-name="T25">func param</text:span></text:p>
                        </text:list-item>
                        <text:list-item>
                          <text:p text:style-name="P169"><text:span text:style-name="T2">#_ </text:span><text:span text:style-name="T25">func body : //fix:20200708_144808:f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69"><text:span text:style-name="T25">TEST ==&gt; </text:span></text:p>
                  <text:list>
                    <text:list-item>
                      <text:p text:style-name="P169"><text:span text:style-name="T25">ERROR ==&gt; log file name → not passed </text:span></text:p>
                    </text:list-item>
                    <text:list-item>
                      <text:p text:style-name="P169"><text:span text:style-name="T25">FIX ==&gt; </text:span></text:p>
                      <text:list>
                        <text:list-item>
                          <text:p text:style-name="P169"><text:span text:style-name="T25">add param</text:span></text:p>
                          <text:list>
                            <text:list-item>
                              <text:p text:style-name="P169"><text:span text:style-name="T2">#_ </text:span><text:span text:style-name="T25">func param</text:span></text:p>
                            </text:list-item>
                            <text:list-item>
                              <text:p text:style-name="P169"><text:span text:style-name="T2">#_ </text:span><text:span text:style-name="T25">caller line : //code:20200708_152631:c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9"><text:span text:style-name="T25">TEST ==&gt; OK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7">TASK : <text:span text:style-name="T25">T-1.2 : “TP” ==&gt; post for-loop </text:span></text:p>
          <text:list>
            <text:list-item>
              <text:list>
                <text:list-item>
                  <text:p text:style-name="P211">CODE : //code:20200707_163926:c</text:p>
                </text:list-item>
              </text:list>
            </text:list-item>
          </text:list>
        </text:list-item>
        <text:list-item>
          <text:p text:style-name="P207">TASK-2</text:p>
          <text:list>
            <text:list-item>
              <text:list>
                <text:list-item>
                  <text:p text:style-name="P211">loc in BB ==&gt; 5 prev ones before the starting bar</text:p>
                </text:list-item>
              </text:list>
            </text:list-item>
          </text:list>
        </text:list-item>
        <text:list-item>
          <text:p text:style-name="P211">TASK : SL, TP の設定（$sumOf_Plus, $sumOf_Minus ==&gt; 最大に近くなる値の組み合わせ）　=&gt;　他の期間のデータでも</text:p>
        </text:list-item>
      </text:list>
      <text:p text:style-name="P9"/>
      <text:p text:style-name="P9">[next]</text:p>
      <text:list xml:id="list1857279601731600376" text:style-name="L126">
        <text:list-item>
          <text:p text:style-name="P170">TASK : <text:span text:style-name="T25">T-1.2 : “TP” ==&gt; post for-loop </text:span></text:p>
          <text:list>
            <text:list-item>
              <text:list>
                <text:list-item>
                  <text:p text:style-name="P194">CODE : //code:20200707_163926:c</text:p>
                </text:list-item>
              </text:list>
            </text:list-item>
          </text:list>
        </text:list-item>
        <text:list-item>
          <text:p text:style-name="P170">TASK-2</text:p>
          <text:list>
            <text:list-item>
              <text:list>
                <text:list-item>
                  <text:p text:style-name="P194">loc in BB ==&gt; 5 prev ones before the starting bar</text:p>
                </text:list-item>
              </text:list>
            </text:list-item>
          </text:list>
        </text:list-item>
        <text:list-item>
          <text:p text:style-name="P194">TASK : SL, TP の設定（$sumOf_Plus, $sumOf_Minus ==&gt; 最大に近く<text:soft-page-break/>なる値の組み合わせ）　=&gt;　他の期間のデータでも</text:p>
        </text:list-item>
      </text:list>
      <text:p text:style-name="P9">[further]</text:p>
      <text:p text:style-name="P19"><text:span text:style-name="T21"><text:line-break/></text:span><text:span text:style-name="T22">[/ XXX] 20200708_153110</text:span></text:p>
      <text:p text:style-name="P30"/>
      <text:p text:style-name="P9"><text:span text:style-name="T37">@@@</text:span></text:p>
      <text:p text:style-name="P11"><text:span text:style-name="T36">10.2.2_40</text:span>---------------------------------------------------------------------------</text:p>
      <text:p text:style-name="P24">[41] res free# JVEMV6 44#10.2.2_XX / 44. currency / 10. prog-php / 2. tester / 2. <text:s/>tester_1__V2 / XXX</text:p>
      <text:p text:style-name="P11"/>
      <text:p text:style-name="P9">[do] <text:span text:style-name="T1">#_ </text:span></text:p>
      <text:list xml:id="list1965751106648886342" text:style-name="L135">
        <text:list-item>
          <text:p text:style-name="P173">REVIEW </text:p>
        </text:list-item>
        <text:list-item>
          <text:p text:style-name="P173">TASK-1</text:p>
        </text:list-item>
      </text:list>
      <text:p text:style-name="P9"/>
      <text:p text:style-name="P9">[next]</text:p>
      <text:list xml:id="list5922845074115968048" text:style-name="L134">
        <text:list-item>
          <text:p text:style-name="P172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1"/>
      <text:p text:style-name="P11"/>
      <text:p text:style-name="P7">------------------------------------------------ [TEMPLATE] 20191224_144528</text:p>
      <text:p text:style-name="P9"><text:span text:style-name="T5">XX</text:span>---------------------------------------------------------------------------</text:p>
      <text:p text:style-name="P23">res free# JVEMV6 44#10.2_XX / 44. currency / 10. prog-php / 2. tester / <text:s/>XXXX</text:p>
      <text:p text:style-name="P23"/>
      <text:p text:style-name="P9">[do] <text:span text:style-name="T1">#_ </text:span></text:p>
      <text:list xml:id="list3829150740518671397" text:style-name="L85">
        <text:list-item>
          <text:p text:style-name="P129">REVIEW </text:p>
        </text:list-item>
        <text:list-item>
          <text:p text:style-name="P129">TASK-1</text:p>
        </text:list-item>
      </text:list>
      <text:p text:style-name="P9"/>
      <text:p text:style-name="P9"><text:soft-page-break/>[next]</text:p>
      <text:list xml:id="list7169719941766424333" text:style-name="L127">
        <text:list-item>
          <text:p text:style-name="P171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0"/>
      <text:p text:style-name="P30"/>
      <text:p text:style-name="P30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13">------------------------------------------------------- [STEPS : start] 20191224_114459</text:p>
      <text:list xml:id="list5742231918536856152" text:style-name="L128">
        <text:list-item>
          <text:p text:style-name="P195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5537441" text:continue-numbering="true" text:style-name="L128">
        <text:list-item>
          <text:p text:style-name="P195"/>
        </text:list-item>
      </text:list>
      <text:p text:style-name="P13">/ ------------------------------------------------------- [STEPS : start] 20191224_114459 /</text:p>
      <text:p text:style-name="P7"/>
      <text:p text:style-name="P12">------------------------------------------------------- [STEPS : closing] 20191220_142139</text:p>
      <text:list xml:id="list4551869962857241635" text:style-name="L129">
        <text:list-item>
          <text:p text:style-name="P48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/>
          </table:table-cell>
        </table:table-row>
        <table:table-row>
          <table:table-cell table:style-name="表5.A2" office:value-type="string">
            <text:p text:style-name="P33">r oj &amp;&amp; s &amp;&amp; r c &amp;&amp; s</text:p>
          </table:table-cell>
        </table:table-row>
        <table:table-row>
          <table:table-cell table:style-name="表5.A3" office:value-type="string">
            <text:p text:style-name="P1">doc</text:p>
            <text:list xml:id="list7830113809668848386" text:style-name="L130">
              <text:list-item>
                <text:p text:style-name="P43">M – w &gt; a (new window)</text:p>
              </text:list-item>
              <text:list-item>
                <text:p text:style-name="P43">doc 2 : select → session number</text:p>
              </text:list-item>
              <text:list-item>
                <text:p text:style-name="P43">doc 1</text:p>
                <text:list>
                  <text:list-item>
                    <text:p text:style-name="P43">DUP → template</text:p>
                  </text:list-item>
                  <text:list-item>
                    <text:p text:style-name="P43">session num → paste</text:p>
                  </text:list-item>
                  <text:list-item>
                    <text:p text:style-name="P43">datetime ==&gt; change to “XXX”</text:p>
                  </text:list-item>
                  <text:list-item>
                    <text:p text:style-name="P43"><text:soft-page-break/>session num → update</text:p>
                  </text:list-item>
                </text:list>
              </text:list-item>
              <text:list-item>
                <text:p text:style-name="P43">doc 2 : select → session string</text:p>
              </text:list-item>
              <text:list-item>
                <text:p text:style-name="P47">==&gt; to git</text:p>
              </text:list-item>
            </text:list>
          </table:table-cell>
        </table:table-row>
        <table:table-row>
          <table:table-cell table:style-name="表5.A4" office:value-type="string">
            <text:p text:style-name="P1">git</text:p>
            <text:list xml:id="list7187105716856487325" text:style-name="L131">
              <text:list-item>
                <text:p text:style-name="P44">commit</text:p>
                <text:list>
                  <text:list-item>
                    <text:p text:style-name="P44">jve</text:p>
                  </text:list-item>
                  <text:list-item>
                    <text:p text:style-name="P44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35">###</text:p>
          </table:table-cell>
        </table:table-row>
        <table:table-row>
          <table:table-cell table:style-name="表5.A3" office:value-type="string">
            <text:p text:style-name="P34"><office:annotation office:name="__Annotation__8900_564638208"><dc:creator>iwabuchi ken</dc:creator><dc:date>2020-06-18T17:30:51.68</dc:date><text:p text:style-name="P228"><text:span text:style-name="T38">https://stackoverflow.com/questions/357315/get-list-of-passed-arguments-in-windows-batch-script-bat</text:span></text:p></office:annotation>C:<office:annotation-end office:name="__Annotation__8900_564638208"/>\WORKS_2\WS\WS_Others.JVEMV6\JVEMV6\44_currency\10_prog-php\2_tester\end_all.bat <text:span text:style-name="T9">[40] res free# JVEMV6 44#10.2.2_XX / 44. currency / 10. prog-php / 2. tester / 2. <text:s/>tester_1__V2 / 20200708_143227</text:span></text:p>
          </table:table-cell>
        </table:table-row>
        <table:table-row>
          <table:table-cell table:style-name="表5.A3" office:value-type="string">
            <text:p text:style-name="P1"/>
          </table:table-cell>
        </table:table-row>
        <table:table-row>
          <table:table-cell table:style-name="表5.A3" office:value-type="string">
            <text:p text:style-name="P1">doc</text:p>
            <text:list xml:id="list5829668805069245033" text:style-name="L132">
              <text:list-item>
                <text:p text:style-name="P45">doc 1 : select → git push, echo</text:p>
              </text:list-item>
              <text:list-item>
                <text:p text:style-name="P45">console : paste</text:p>
              </text:list-item>
            </text:list>
          </table:table-cell>
        </table:table-row>
        <table:table-row>
          <table:table-cell table:style-name="表5.A3" office:value-type="string">
            <text:p text:style-name="P27"><text:span text:style-name="T11">C:\WORKS_2\WS\WS_Others.JVEMV6\JVEMV6\37_miscs\12_programmin</text:span><text:span text:style-name="T11">g\3_fx-log-file\end_apps.bat &amp;&amp; echo.&gt;&gt; C:\WORKS_2\shortcuts_docs\start_log_JVE_44_10_2.[fx-php-tester].bat &amp;&amp; </text:span><text:span text:style-name="T29">r oj &amp;&amp; e &amp;&amp; p &amp;&amp; r c &amp;&amp; e &amp;&amp; p</text:span></text:p>
          </table:table-cell>
        </table:table-row>
        <table:table-row>
          <table:table-cell table:style-name="表5.A10" office:value-type="string">
            <text:p text:style-name="P29">C:\WORKS_2\a.bat &amp;&amp; r oj &amp;&amp; git add -A &amp;&amp; git commit -m ^"<text:span text:style-name="T13">[21] res free# </text:span><text:span text:style-name="T13">JVEMV6 44#10.2.2_XX / 44. currency / 10. prog-php / 2. tester / 2. <text:s/></text:span><text:span text:style-name="T13">tester_1__V2 / 20200615_161622</text:span>^" &amp;&amp; e &amp;&amp; p</text:p>
          </table:table-cell>
        </table:table-row>
        <table:table-row>
          <table:table-cell table:style-name="表5.A10" office:value-type="string">
            <text:p text:style-name="P29">C:\WORKS_2\a.bat &amp;&amp; r c &amp;&amp; git add -A &amp;&amp; git commit -m ^"<text:span text:style-name="T13">[20] res free# </text:span><text:span text:style-name="T13">JVEMV6 44#10.2.2_XX / 44. currency / 10. prog-php / 2. tester / 2. <text:s/></text:span><text:span text:style-name="T13">tester_1__V2 / 20200615_134356</text:span>^" &amp;&amp; e &amp;&amp; p</text:p>
          </table:table-cell>
        </table:table-row>
        <table:table-row>
          <table:table-cell table:style-name="表5.A3" office:value-type="string">
            <text:p text:style-name="P26">echo.&gt;&gt; C:\WORKS_2\shortcuts_docs\start_log_JVE_44_10_2.[fx-php-tester].bat</text:p>
          </table:table-cell>
        </table:table-row>
        <table:table-row>
          <table:table-cell table:style-name="表5.A3" office:value-type="string">
            <text:p text:style-name="P1">close</text:p>
            <text:list xml:id="list8498736047392995279" text:style-name="L133">
              <text:list-item>
                <text:p text:style-name="P46">eclipse</text:p>
              </text:list-item>
              <text:list-item>
                <text:p text:style-name="P46">mt4</text:p>
              </text:list-item>
              <text:list-item>
                <text:p text:style-name="P46">folders</text:p>
              </text:list-item>
              <text:list-item>
                <text:p text:style-name="P46"><text:soft-page-break/>sakura files</text:p>
              </text:list-item>
              <text:list-item>
                <text:p text:style-name="P46">docs</text:p>
              </text:list-item>
            </text:list>
          </table:table-cell>
        </table:table-row>
      </table:table>
      <text:list xml:id="list35538667" text:continue-list="list4551869962857241635" text:style-name="L129">
        <text:list-item>
          <text:p text:style-name="P48">git</text:p>
          <text:list>
            <text:list-item>
              <text:p text:style-name="P48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 &amp;&amp; r c &amp;&amp; s</text:p>
          </table:table-cell>
        </table:table-row>
        <table:table-row>
          <table:table-cell table:style-name="表1.A3" office:value-type="string">
            <text:p text:style-name="P28"><text:span text:style-name="T11">C:\WORKS_2\WS\WS_Others.JVEMV6\JVEMV6\37_miscs\12_programmin</text:span><text:span text:style-name="T11">g\3_fx-log-file\end_apps.bat &amp;&amp; echo.&gt;&gt; C:\WORKS_2\shortcuts_docs\start_log_JVE_44_10_2.[fx-php-tester].bat &amp;&amp; </text:span><text:span text:style-name="T29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1">r oj &amp;&amp; s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  <table:table-row>
          <table:table-cell table:style-name="表1.A4" office:value-type="string">
            <text:p text:style-name="P1">r c &amp;&amp; g l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list xml:id="list35543864" text:continue-numbering="true" text:style-name="L129">
        <text:list-item>
          <text:list>
            <text:list-item>
              <text:p text:style-name="P48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6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6"/>
          </table:table-cell>
        </table:table-row>
      </table:table>
      <text:list xml:id="list35535192" text:continue-numbering="true" text:style-name="L129">
        <text:list-item>
          <text:p text:style-name="P48">move “<text:span text:style-name="T6">@@@</text:span>”</text:p>
        </text:list-item>
        <text:list-item>
          <text:p text:style-name="P196">DUP : template</text:p>
        </text:list-item>
      </text:list>
      <text:p text:style-name="P7"/>
      <text:p text:style-name="P7">/ <text:span text:style-name="T7">------------------------------------------------------- [STEPS : closing] 20191220_142139 /</text:span></text:p>
      <text:p text:style-name="P14"/>
      <text:p text:style-name="P13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7-08T15:33:17.97</dc:date>
    <dc:creator>iwabuchi ken</dc:creator>
    <meta:editing-duration>P8DT4H12M43S</meta:editing-duration>
    <meta:editing-cycles>1218</meta:editing-cycles>
    <meta:generator>OpenOffice/4.1.3$Win32 OpenOffice.org_project/413m1$Build-9783</meta:generator>
    <meta:document-statistic meta:table-count="5" meta:image-count="0" meta:object-count="0" meta:page-count="8" meta:paragraph-count="153" meta:word-count="764" meta:character-count="6999"/>
  </office:meta>
</office:document-meta>
</file>